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2f5c" officeooo:paragraph-rsid="001c2f5c"/>
    </style:style>
    <style:style style:name="P2" style:family="paragraph" style:parent-style-name="Standard">
      <style:paragraph-properties fo:text-align="center" style:justify-single-word="false"/>
      <style:text-properties fo:font-size="16pt" fo:font-weight="bold" officeooo:rsid="001c2f5c" officeooo:paragraph-rsid="001c2f5c" style:font-size-asian="16pt" style:font-weight-asian="bold" style:font-size-complex="16pt" style:font-weight-complex="bold"/>
    </style:style>
    <style:style style:name="P3" style:family="paragraph" style:parent-style-name="Standard">
      <style:paragraph-properties fo:line-height="150%"/>
      <style:text-properties fo:language="en" fo:country="US" fo:font-weight="bold" officeooo:rsid="0020b834" officeooo:paragraph-rsid="0020b834" fo:background-color="#ccffcc" style:font-weight-asian="bold" style:font-weight-complex="bold"/>
    </style:style>
    <style:style style:name="P4" style:family="paragraph" style:parent-style-name="Standard">
      <style:text-properties fo:font-size="14pt" fo:font-weight="bold" officeooo:rsid="001c2f5c" officeooo:paragraph-rsid="001c2f5c" fo:background-color="#00ff66" style:font-size-asian="14pt" style:font-weight-asian="bold" style:font-size-complex="14pt" style:font-weight-complex="bold"/>
    </style:style>
    <style:style style:name="P5" style:family="paragraph" style:parent-style-name="Standard" style:list-style-name="L1">
      <style:paragraph-properties fo:line-height="150%"/>
      <style:text-properties officeooo:rsid="001c2f5c" officeooo:paragraph-rsid="001c2f5c"/>
    </style:style>
    <style:style style:name="P6" style:family="paragraph" style:parent-style-name="Standard" style:list-style-name="L1">
      <style:paragraph-properties fo:line-height="150%"/>
      <style:text-properties officeooo:rsid="001c2f5c" officeooo:paragraph-rsid="001c2f5c" fo:background-color="#b2b2b2"/>
    </style:style>
    <style:style style:name="P7" style:family="paragraph" style:parent-style-name="Standard" style:list-style-name="L1">
      <style:paragraph-properties fo:line-height="150%"/>
      <style:text-properties fo:language="en" fo:country="US" officeooo:rsid="001c2f5c" officeooo:paragraph-rsid="001f950f"/>
    </style:style>
    <style:style style:name="P8" style:family="paragraph" style:parent-style-name="Standard" style:list-style-name="L1">
      <style:paragraph-properties fo:line-height="150%"/>
      <style:text-properties fo:language="en" fo:country="US" officeooo:rsid="001c2f5c" officeooo:paragraph-rsid="001f950f" fo:background-color="#b2b2b2"/>
    </style:style>
    <style:style style:name="P9" style:family="paragraph" style:parent-style-name="Standard" style:list-style-name="L1">
      <style:paragraph-properties fo:line-height="150%"/>
      <style:text-properties fo:language="en" fo:country="US" officeooo:rsid="001f950f" officeooo:paragraph-rsid="001f950f" fo:background-color="#b2b2b2"/>
    </style:style>
    <style:style style:name="P10" style:family="paragraph" style:parent-style-name="Standard" style:list-style-name="L1">
      <style:paragraph-properties fo:line-height="150%"/>
      <style:text-properties fo:language="en" fo:country="US" officeooo:rsid="0020b834" officeooo:paragraph-rsid="0020b834"/>
    </style:style>
    <style:style style:name="P11" style:family="paragraph" style:parent-style-name="Standard" style:list-style-name="L2">
      <style:paragraph-properties fo:line-height="150%"/>
      <style:text-properties fo:language="en" fo:country="US" officeooo:rsid="0020b834" officeooo:paragraph-rsid="0020b834"/>
    </style:style>
    <style:style style:name="T1" style:family="text">
      <style:text-properties fo:font-weight="bold" style:font-weight-asian="bold" style:font-weight-complex="bold"/>
    </style:style>
    <style:style style:name="T2" style:family="text">
      <style:text-properties fo:font-weight="bold" officeooo:rsid="001f950f" style:font-weight-asian="bold" style:font-weight-complex="bold"/>
    </style:style>
    <style:style style:name="T3" style:family="text">
      <style:text-properties fo:font-weight="bold" officeooo:rsid="002668e9" style:font-weight-asian="bold" style:font-weight-complex="bold"/>
    </style:style>
    <style:style style:name="T4" style:family="text">
      <style:text-properties officeooo:rsid="001f950f"/>
    </style:style>
    <style:style style:name="T5" style:family="text">
      <style:text-properties officeooo:rsid="002305f5"/>
    </style:style>
    <style:style style:name="T6" style:family="text">
      <style:text-properties officeooo:rsid="0024ed28"/>
    </style:style>
    <style:style style:name="T7" style:family="text">
      <style:text-properties officeooo:rsid="002668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for Humanity</text:p>
      <text:p text:style-name="P1"/>
      <text:p text:style-name="P1"/>
      <text:p text:style-name="P4">Project Overview</text:p>
      <text:p text:style-name="P1"/>
      <text:list xml:id="list5247551469185687464" text:style-name="L1">
        <text:list-item>
          <text:p text:style-name="P5">Guaranteed to sequester (or remove) <text:span text:style-name="T1">Carbon Dioxide</text:span> (CO2) in the atmosphere to the <text:span text:style-name="T1">level Zero</text:span> (see <text:a xlink:type="simple" xlink:href="https://report.ipcc.ch/sr15/pdf/sr15_spm_final.pdf" text:style-name="Internet_20_link" text:visited-style-name="Visited_20_Internet_20_Link">link to IPCC Oct 8/18 </text:a><text:a xlink:type="simple" xlink:href="https://report.ipcc.ch/sr15/pdf/sr15_spm_final.pdf" text:style-name="Internet_20_link" text:visited-style-name="Visited_20_Internet_20_Link"><text:span text:style-name="T5">R</text:span></text:a><text:a xlink:type="simple" xlink:href="https://report.ipcc.ch/sr15/pdf/sr15_spm_final.pdf" text:style-name="Internet_20_link" text:visited-style-name="Visited_20_Internet_20_Link">eport</text:a>) by 203<text:span text:style-name="T7">3</text:span> (<text:span text:style-name="T7">fourteen</text:span> years from the start of this Project).</text:p>
          <text:p text:style-name="P5"/>
        </text:list-item>
        <text:list-item>
          <text:p text:style-name="P6">At the same time, the Project <text:span text:style-name="T1">reduces</text:span> the number of those below the Poverty <text:span text:style-name="T5">L</text:span>ine (BTPL) <text:span text:style-name="T1">by 5</text:span><text:span text:style-name="T3">0</text:span><text:span text:style-name="T1">% in the Tropical region</text:span> (between the Tropic of Cancer and the Tropic of Capricorn).</text:p>
          <text:p text:style-name="P5"/>
        </text:list-item>
        <text:list-item>
          <text:p text:style-name="P7">This is a <text:span text:style-name="T1">four year Project</text:span> funded by those most able to assist (millionaires and billionaires), offers a <text:span text:style-name="T1">guaranteed perman</text:span><text:span text:style-name="T2">e</text:span><text:span text:style-name="T1">nce of </text:span><text:span text:style-name="T2">30 years</text:span><text:span text:style-name="T4"> - hopefully long enough for Technology to finally deliver the low-cost, sustainable, non-polluting, renewable energy source(s) we have been expecting and need.</text:span></text:p>
          <text:p text:style-name="P7"/>
        </text:list-item>
        <text:list-item>
          <text:p text:style-name="P8"><text:span text:style-name="T4">Overall this Project actually </text:span><text:span text:style-name="T2">improves the Environment</text:span><text:span text:style-name="T4">; provides the BTPL Project workers with </text:span><text:span text:style-name="T2">their own land</text:span><text:span text:style-name="T4"> where they can begin to raise their families on their own; all-the-while reducing to Zero the Atmospheric CO2, independent of other world activities such as continued deforestation and the continued burning of Fossil Fuels for energy.</text:span></text:p>
          <text:p text:style-name="P7"/>
        </text:list-item>
        <text:list-item>
          <text:p text:style-name="P10">This Project has <text:span text:style-name="T1">two Simple Goals</text:span>: A) To <text:span text:style-name="T1">reduce atmospheric CO2</text:span> while B) offering <text:span text:style-name="T1">"a way out" for those BTPL</text:span> in each Tropical country. There is not, and should not be, any possibility for profiteering, for benefiting personally at any point in this <text:span text:style-name="T6">P</text:span>roject. Th<text:span text:style-name="T6">is</text:span> Project is designed to Benefit Humanity as a whole, not specific members, individually. </text:p>
          <text:p text:style-name="P10"/>
        </text:list-item>
        <text:list-item>
          <text:p text:style-name="P8"><text:span text:style-name="T2">Note: </text:span><text:span text:style-name="T4">Should the designated Funders mentioned above, relinquish their responsibility, this Project may be easily restructured to utilize Volunteer labour (instead of paid labour), together with some limited financial support from the world community. </text:span></text:p>
          <text:list>
            <text:list-item>
              <text:p text:style-name="P9">Note further that the Second Project Goal will, of course, not be fulfilled in this event. </text:p>
            </text:list-item>
          </text:list>
        </text:list-item>
      </text:list>
      <text:p text:style-name="P3">More Information: </text:p>
      <text:list xml:id="list7473654589376776606" text:style-name="L2">
        <text:list-item>
          <text:p text:style-name="P11"><text:a xlink:type="simple" xlink:href="https://github.com/WorldFixing/Fix-Global-Warming" text:style-name="Internet_20_link" text:visited-style-name="Visited_20_Internet_20_Link">github.com/Worldfixing</text:a><text:a xlink:type="simple" xlink:href="https://github.com/WorldFixing/Fix-Global-Warming" text:style-name="Internet_20_link" text:visited-style-name="Visited_20_Internet_20_Link"><text:span text:style-name="T7">/Fix-Global-Warming</text:span></text:a></text:p>
        </text:list-item>
        <text:list-item>
          <text:p text:style-name="P11">worldfixing2019@gmail.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08:11:22.003667664</meta:creation-date>
    <dc:date>2019-06-07T10:35:46.746200577</dc:date>
    <meta:editing-duration>PT38M26S</meta:editing-duration>
    <meta:editing-cycles>6</meta:editing-cycles>
    <meta:generator>LibreOffice/5.1.6.2$Linux_X86_64 LibreOffice_project/10m0$Build-2</meta:generator>
    <meta:print-date>2019-04-06T09:04:28.859655998</meta:print-date>
    <meta:document-statistic meta:table-count="0" meta:image-count="0" meta:object-count="0" meta:page-count="1" meta:paragraph-count="17" meta:word-count="292" meta:character-count="1831" meta:non-whitespace-character-count="1561"/>
  </office:meta>
</office:document-meta>
</file>